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.1388in" fo:line-height="115%"/>
      <style:text-properties style:font-name-asian="Calibri" style:font-name-complex="Calibri" style:use-window-font-color="true" fo:font-size="28pt" style:font-size-asian="28pt"/>
    </style:style>
    <style:style style:name="P2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28pt" style:font-size-asian="28pt"/>
    </style:style>
    <style:style style:name="P3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28pt" style:font-size-asian="28pt"/>
    </style:style>
    <style:style style:name="P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20pt" style:font-size-asian="20pt"/>
    </style:style>
    <style:style style:name="P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6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20pt" style:font-size-asian="20pt"/>
    </style:style>
    <style:style style:name="P7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8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20pt" style:font-size-asian="20pt"/>
    </style:style>
    <style:style style:name="P9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0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1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2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3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6" style:parent-style-name="Standard" style:family="paragraph">
      <style:paragraph-properties fo:margin-bottom="0.1388in"/>
    </style:style>
    <style:style style:name="P17" style:parent-style-name="Standard" style:family="paragraph">
      <style:paragraph-properties fo:margin-bottom="0.1388in"/>
    </style:style>
    <style:style style:name="P18" style:parent-style-name="Standard" style:family="paragraph">
      <style:paragraph-properties fo:margin-bottom="0.1388in"/>
      <style:text-properties style:font-name-asian="Calibri" style:font-name-complex="Calibri" style:use-window-font-color="true" fo:font-size="11pt" style:font-size-asian="11pt"/>
    </style:style>
    <style:style style:name="P19" style:parent-style-name="Standard" style:family="paragraph">
      <style:paragraph-properties fo:margin-bottom="0.1388in"/>
      <style:text-properties style:font-name-asian="Calibri" style:font-name-complex="Calibri" style:use-window-font-color="true" fo:font-size="11pt" style:font-size-asian="11p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CH.VAMSI KRISHNA</text:p>
      <text:p text:style-name="P2">192111558</text:p>
      <text:p text:style-name="P3">Experiment(1):-</text:p>
      <text:p text:style-name="P4">Aim:-</text:p>
      <text:p text:style-name="P5">Configuartion of network devices using packet</text:p>
      <text:p text:style-name="P6">Software required:-</text:p>
      <text:p text:style-name="P7">pcs and hub</text:p>
      <text:p text:style-name="P8">Algorithm:-</text:p>
      <text:p text:style-name="P9">step1:-First select 6 pcs and 1hub.</text:p>
      <text:p text:style-name="P10">step2:-Connect all pcs to hub with connectors.</text:p>
      <text:p text:style-name="P11">step3:-Give every pcs by its own ip address like (ex:-192.212.1.1,192.212.1.2,........192.212.1.6).</text:p>
      <text:p text:style-name="P12">step4:-Select message to one pc to another pc.</text:p>
      <text:p text:style-name="P13">step5:-Now go to simulation and click the play.</text:p>
      <text:p text:style-name="P14">step6:-We can observe the movement of messages.</text:p>
      <text:p text:style-name="P15">step7:-Down we get that messages going correct or not if it is correct then it will display succesfull ,if it is not correct then it will be in progress.</text:p>
      <text:p text:style-name="P16"><draw:frame draw:z-index="251658240" draw:id="id0" draw:style-name="a0" draw:name="1" text:anchor-type="as-char" svg:x="0in" svg:y="0in" svg:width="5.76667in" svg:height="3.24167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17"><draw:frame draw:z-index="251658240" draw:id="id1" draw:style-name="a1" draw:name="2" text:anchor-type="as-char" svg:x="0in" svg:y="0in" svg:width="5.76667in" svg:height="3.46667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18"/>
      <text:p text:style-name="P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Chundi VamsiKrishna</dc:creator>
    <meta:creation-date>2022-09-28T08:09:00Z</meta:creation-date>
    <dc:date>2022-09-28T08:09:00Z</dc:date>
    <meta:template xlink:href="Normal" xlink:type="simple"/>
    <meta:editing-cycles>2</meta:editing-cycles>
    <meta:editing-duration>PT0S</meta:editing-duration>
    <meta:document-statistic meta:page-count="2" meta:paragraph-count="1" meta:word-count="100" meta:character-count="674" meta:row-count="4" meta:non-whitespace-character-count="575"/>
  </office:meta>
</office:document-meta>
</file>